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1778in" fo:margin-left="-0.075in" table:align="left" style:writing-mode="rl-tb"/>
    </style:style>
    <style:style style:name="Table5.A" style:family="table-column">
      <style:table-column-properties style:column-width="6.177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6.3354in" fo:margin-left="-0.075in" table:align="left" style:writing-mode="rl-tb"/>
    </style:style>
    <style:style style:name="Table6.A" style:family="table-column">
      <style:table-column-properties style:column-width="6.335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7" style:family="table">
      <style:table-properties style:width="2.5931in" table:align="center" style:writing-mode="rl-tb"/>
    </style:style>
    <style:style style:name="Table7.A" style:family="table-column">
      <style:table-column-properties style:column-width="2.593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P12" style:family="paragraph" style:parent-style-name="Standard">
      <style:paragraph-properties>
        <style:tab-stops>
          <style:tab-stop style:position="4.8827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201</text:span></text:p>
      <text:p text:style-name="P10"/>
      <text:p text:style-name="Standard"><text:span text:style-name="T4">שם העסק/מבנה</text:span><text:span text:style-name="T3"> <text:s text:c="2"/></text:span><text:span text:style-name="T1">מיבנה <text:s/>מגורים רב קומות <text:s text:c="2"/>"נחליאלי"</text:span></text:p>
      <text:p text:style-name="P11"/>
      <text:p text:style-name="Standard"><text:span text:style-name="T4">כתובת</text:span><text:span text:style-name="T1"> <text:s/>הקוקייה 25 ראשון לציון</text:span></text:p>
      <text:p text:style-name="P11"/>
      <text:p text:style-name="Standard"><text:span text:style-name="T4">טלפון</text:span><text:span text:style-name="T1"> <text:s text:c="141"/></text:span></text:p>
      <text:p text:style-name="P11"/>
      <text:p text:style-name="Standard"><text:span text:style-name="T4">המפתחות נמצאים</text:span><text:span text:style-name="T1"> </text:span></text:p>
      <text:p text:style-name="Standard"><text:span text:style-name="T4">מיקום מפסק זרם ראשי</text:span><text:span text:style-name="T1"> <text:s/>פאנל כבאים מפלס כניסה ראשית. <text:s text:c="3"/>לוח חשמל ראשי בקומת קרקע </text:span></text:p>
      <text:p text:style-name="P12"><text:span text:style-name="T1"><text:s text:c="24"/></text:span></text:p>
      <text:p text:style-name="Standard"><text:span text:style-name="T1"><text:s text:c="11"/></text:span></text:p>
      <text:p text:style-name="Standard"><text:span text:style-name="T3"><text:s text:c="76"/></text:span><text:span text:style-name="T1"><text:s text:c="4"/></text:span></text:p>
      <text:p text:style-name="Standard"><text:span text:style-name="T3"><text:s text:c="44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סמוך לרחבת היערכות מזרחית <text:s/>- <text:s/>סמוך לרחבת היערכות צפונית</text:span></text:p>
      <text:p text:style-name="Standard"><text:span text:style-name="T1"><text:s text:c="20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גז הגפ"מ מגיע לבניין דרך צובר גז בניין מס' 27-29 חצר משותף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4">לבניין אין צובר עצמאי <text:s/>הגז מגיע מצובר בניין מס' 27-29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"><text:span text:style-name="T1">מרתף חניה תת קרקעי מפלס 1- .</text:span><text:bookmark text:name="_GoBack"/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מאגר מים חירום נמצא בחניון מפלס 1- <text:s text:c="2"/>(70 מ"ק) <text:s text:c="2"/>מאגר מים עליון 30 מ"ק נמצא על גג המבנה.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גנרטור חירום נמצא בקומת כניסה בחלק המזרחי של המפלס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מגוף שליטה ספרינקלרים ראשי נמצא בחדר משאבות קומה 1- 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מגוף שליטה קומתי <text:s/>ספרינקלרים נמצא בארון כיבוי.</text:span></text:p>
                </table:table-cell>
              </table:table-row>
            </table:table>
            <text:p text:style-name="P2"/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7T12:39:00</meta:creation-date>
    <dc:date>2014-04-27T12:39:00</dc:date>
    <meta:editing-duration>PT1S</meta:editing-duration>
    <meta:generator>OpenOffice/4.0.1$Win32 OpenOffice.org_project/401m5$Build-9714</meta:generator>
    <meta:document-statistic meta:table-count="7" meta:image-count="0" meta:object-count="0" meta:page-count="2" meta:paragraph-count="57" meta:word-count="221" meta:character-count="18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